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78F0000036B000006BA2CE741EA.svg" manifest:media-type=""/>
  <manifest:file-entry manifest:full-path="Pictures/10000201000000D5000001A4DEB6201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宋体" svg:font-family="宋体" style:font-adornments="Regular" style:font-pitch="variable"/>
    <style:font-face style:name="AR PL UMing CN" svg:font-family="'AR PL UMing C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rsid="0000c430" officeooo:paragraph-rsid="0000c4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pic2" text:anchor-type="paragraph" svg:x="6.491cm" svg:y="0.732cm" svg:width="0.529cm" svg:height="1.058cm" draw:z-index="0"><draw:image xlink:href="Pictures/10000201000000D5000001A4DEB62019.png" xlink:type="simple" xlink:show="embed" xlink:actuate="onLoad"/><draw:image xlink:href="Pictures/1000078F0000036B000006BA2CE741EA.svg" xlink:type="simple" xlink:show="embed" xlink:actuate="onLoad"/></draw:frame><draw:frame draw:style-name="fr1" draw:name="pic" text:anchor-type="paragraph" svg:x="3.66cm" svg:y="0.706cm" svg:width="0.529cm" svg:height="1.058cm" draw:z-index="1"><draw:image xlink:href="Pictures/10000201000000D5000001A4DEB62019.png" xlink:type="simple" xlink:show="embed" xlink:actuate="onLoad"/><draw:image xlink:href="Pictures/1000078F0000036B000006BA2CE741EA.svg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宋体" svg:font-family="宋体" style:font-adornments="Regular" style:font-pitch="variable"/>
    <style:font-face style:name="AR PL UMing CN" svg:font-family="'AR PL UMing C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size="10.5pt" style:font-name-asian="宋体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svg:width="0.706cm" fo:min-height="0.758cm" text:anchor-type="paragraph" svg:x="6.595cm" svg:y="-0.624cm" style:wrap="run-through" style:number-wrapped-paragraphs="no-limit" style:vertical-pos="top" style:vertical-rel="paragraph" style:horizontal-pos="from-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2T17:09:28</meta:creation-date>
    <dc:title>writer</dc:title>
    <meta:editing-duration>P0D</meta:editing-duration>
    <meta:editing-cycles>10</meta:editing-cycles>
    <meta:generator>LibreOffice/4.0.5.2$Linux_X86_64 LibreOffice_project/5464147a081647a250913f19c0715bca595af2f</meta:generator>
    <meta:initial-creator>Kevin Suo</meta:initial-creator>
    <dc:date>2013-09-02T17:53:45</dc:date>
    <dc:creator>Kevin Suo</dc:creator>
    <meta:document-statistic meta:table-count="0" meta:image-count="2" meta:object-count="0" meta:page-count="1" meta:paragraph-count="0" meta:word-count="0" meta:character-count="0" meta:non-whitespace-character-count="0"/>
    <meta:template xlink:type="simple" xlink:actuate="onRequest" xlink:title="writer" xlink:href="../../.config/libreoffice/4/user/template/writer.ott" meta:date="2013-09-02T17:09:28"/>
  </office:meta>
</office:document-meta>
</file>